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/>
    </style:style>
    <style:style style:name="P2" style:family="paragraph" style:parent-style-name="Standard">
      <style:paragraph-properties fo:text-align="justify" style:justify-single-word="false"/>
      <style:text-properties style:font-name="Calibri"/>
    </style:style>
    <style:style style:name="P3" style:family="paragraph" style:parent-style-name="Standard">
      <style:paragraph-properties fo:text-align="justify" style:justify-single-word="false"/>
      <style:text-properties style:font-name="Calibri"/>
    </style:style>
    <style:style style:name="P4" style:family="paragraph" style:parent-style-name="Standard">
      <style:paragraph-properties fo:text-align="center" style:justify-single-word="false"/>
      <style:text-properties style:font-name="Calibri"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libri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alibri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RABALHO SAD-NOITE BI</text:p>
      <text:p text:style-name="P1"/>
      <text:p text:style-name="P5">Origem:</text:p>
      <text:p text:style-name="P2"><text:tab/>Achei no google essa empresa norte americana que é focada no ramo de alimentos e que <text:tab/>implementou um sistema SAP.</text:p>
      <text:p text:style-name="P2"/>
      <text:p text:style-name="P2"><text:tab/><text:a xlink:type="simple" xlink:href="http://sapinsider.wispubs.com/Assets/Case-Studies/2012/April/Kraft-Foods-Recipe-For-" text:style-name="Internet_20_link" text:visited-style-name="Visited_20_Internet_20_Link">http://sapinsider.wispubs.com/Assets/Case-Studies/2012/April/Kraft-Foods-Recipe-For-</text:a><text:tab/>Successful-Business-Intelligence</text:p>
      <text:p text:style-name="P2"/>
      <text:p text:style-name="P5">Descrição:</text:p>
      <text:p text:style-name="P2"><text:tab/>A empresa Kraft Foods estava iniciando um processo de implementação de um programa <text:tab/>SAP em sua empresa e percebeu que a melhor maneira de expandir os benefícios dessa <text:tab/>implementação era se fizessem um aplicação BI mais amigável para usuário.</text:p>
      <text:p text:style-name="P2"/>
      <text:p text:style-name="P5">Como o BI foi utilizado:</text:p>
      <text:p text:style-name="P2"><text:tab/>A implementação de uma ferramenta SAP foi o catalisador para o crescimento do negócio, <text:tab/>permitindo uma maior gama de usuários acessarem a grande quantidade de dados que a <text:tab/>empresa oferece através da interface de uso fácil. Os usuários passaram a poder pesquisar <text:tab/>em grandes quantidades de dados de forma mais rapida e eficiente para identificar <text:tab/>novas tendências de mercado e problemas. E com a implementação de uma ferramenta de <text:tab/>BI somada ao processo já existente foi possível melhorar a performance das querys e <text:tab/>permitiu um relatório mais independênte dentro da empresa.</text:p>
      <text:p text:style-name="P2"/>
      <text:p text:style-name="P5">Resultados alcançados:</text:p>
      <text:p text:style-name="P2"><text:tab/>Conseguiram vender melhor seus produtos de forma cativante pois ficou muito mais fácil <text:tab/>demonstrar para os clientes as novas tendências <text:s/>de maneira mais precisa e em forma de <text:tab/>gráficos(antes era feito de <text:tab/>forma tabular). Relatórios que demoravam semanas para <text:tab/>serem feitos possaram a serem entregues em questão de minutos.</text:p>
      <text:p text:style-name="P2"/>
      <text:p text:style-name="P2"/>
      <text:p text:style-name="P5">Opinião:</text:p>
      <text:p text:style-name="P6"><text:tab/>Achei muito interessante a empresa escolher investir nessa tecnologia e se adaptar em <text:tab/>cima dela para otimizar os testes. E como escolhendo ela conseguiram aumentar a <text:tab/>eficiência com que manipulavam seus dados e como auxilou na abordagem junto aos <text:tab/>clientes, aumentando suas vendas e na praticidade de uso de sua interface.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04T11:13:28.63</meta:creation-date>
    <dc:date>2017-03-05T18:53:03.66</dc:date>
    <meta:editing-duration>PT8H8M19S</meta:editing-duration>
    <meta:editing-cycles>13</meta:editing-cycles>
    <meta:generator>OpenOffice/4.1.3$Win32 OpenOffice.org_project/413m1$Build-9783</meta:generator>
    <meta:document-statistic meta:table-count="0" meta:image-count="0" meta:object-count="0" meta:page-count="1" meta:paragraph-count="13" meta:word-count="265" meta:character-count="1789"/>
  </office:meta>
</office:document-meta>
</file>